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Preformatted_20_Text">
      <style:text-properties officeooo:paragraph-rsid="00140d3c"/>
    </style:style>
    <style:style style:name="P3" style:family="paragraph" style:parent-style-name="Preformatted_20_Text">
      <style:text-properties officeooo:rsid="00140d3c" officeooo:paragraph-rsid="00140d3c"/>
    </style:style>
    <style:style style:name="P4" style:family="paragraph" style:parent-style-name="Preformatted_20_Text">
      <style:text-properties officeooo:rsid="001539ce" officeooo:paragraph-rsid="001539ce"/>
    </style:style>
    <style:style style:name="P5" style:family="paragraph" style:parent-style-name="Preformatted_20_Text">
      <style:text-properties officeooo:rsid="00170378" officeooo:paragraph-rsid="00170378"/>
    </style:style>
    <style:style style:name="P6" style:family="paragraph" style:parent-style-name="Standard">
      <style:text-properties officeooo:rsid="00170378" officeooo:paragraph-rsid="00170378"/>
    </style:style>
    <style:style style:name="P7" style:family="paragraph" style:parent-style-name="Preformatted_20_Text">
      <style:text-properties officeooo:rsid="001539ce" officeooo:paragraph-rsid="001539c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W0.1</text:p>
      <text:p text:style-name="P2">0 Epoch train Loss: 0.0695 Acc: 0.2071</text:p>
      <text:p text:style-name="Preformatted_20_Text">0 Epoch val Loss: 0.0667 Acc: 0.2446</text:p>
      <text:p text:style-name="Preformatted_20_Text">1 Epoch train Loss: 0.0649 Acc: 0.2645</text:p>
      <text:p text:style-name="Preformatted_20_Text">1 Epoch val Loss: 0.0649 Acc: 0.2569</text:p>
      <text:p text:style-name="Preformatted_20_Text">2 Epoch train Loss: 0.0637 Acc: 0.2774</text:p>
      <text:p text:style-name="Preformatted_20_Text">2 Epoch val Loss: 0.0639 Acc: 0.2787</text:p>
      <text:p text:style-name="Preformatted_20_Text">3 Epoch train Loss: 0.0626 Acc: 0.2971</text:p>
      <text:p text:style-name="Preformatted_20_Text">3 Epoch val Loss: 0.0627 Acc: 0.3047</text:p>
      <text:p text:style-name="Preformatted_20_Text">4 Epoch train Loss: 0.0613 Acc: 0.3169</text:p>
      <text:p text:style-name="Preformatted_20_Text">4 Epoch val Loss: 0.0610 Acc: 0.3227</text:p>
      <text:p text:style-name="Preformatted_20_Text">5 Epoch train Loss: 0.0601 Acc: 0.3260</text:p>
      <text:p text:style-name="Preformatted_20_Text">5 Epoch val Loss: 0.0606 Acc: 0.3181</text:p>
      <text:p text:style-name="Preformatted_20_Text">6 Epoch train Loss: 0.0597 Acc: 0.3277</text:p>
      <text:p text:style-name="Preformatted_20_Text">6 Epoch val Loss: 0.0619 Acc: 0.2974</text:p>
      <text:p text:style-name="Preformatted_20_Text">7 Epoch train Loss: 0.0594 Acc: 0.3326</text:p>
      <text:p text:style-name="Preformatted_20_Text">7 Epoch val Loss: 0.0597 Acc: 0.3332</text:p>
      <text:p text:style-name="Preformatted_20_Text">8 Epoch train Loss: 0.0588 Acc: 0.3410</text:p>
      <text:p text:style-name="Preformatted_20_Text">8 Epoch val Loss: 0.0596 Acc: 0.3356</text:p>
      <text:p text:style-name="Preformatted_20_Text">9 Epoch train Loss: 0.0582 Acc: 0.3493</text:p>
      <text:p text:style-name="Preformatted_20_Text">9 Epoch val Loss: 0.0595 Acc: 0.3388</text:p>
      <text:p text:style-name="Preformatted_20_Text">10 Epoch train Loss: 0.0584 Acc: 0.3488</text:p>
      <text:p text:style-name="Preformatted_20_Text">10 Epoch val Loss: 0.0591 Acc: 0.3411</text:p>
      <text:p text:style-name="Preformatted_20_Text">11 Epoch train Loss: 0.0579 Acc: 0.3481</text:p>
      <text:p text:style-name="Preformatted_20_Text">11 Epoch val Loss: 0.0584 Acc: 0.3534</text:p>
      <text:p text:style-name="Preformatted_20_Text">12 Epoch train Loss: 0.0575 Acc: 0.3546</text:p>
      <text:p text:style-name="Preformatted_20_Text">12 Epoch val Loss: 0.0598 Acc: 0.3245</text:p>
      <text:p text:style-name="Preformatted_20_Text">13 Epoch train Loss: 0.0576 Acc: 0.3557</text:p>
      <text:p text:style-name="Preformatted_20_Text">13 Epoch val Loss: 0.0590 Acc: 0.3461</text:p>
      <text:p text:style-name="Preformatted_20_Text">14 Epoch train Loss: 0.0576 Acc: 0.3579</text:p>
      <text:p text:style-name="Preformatted_20_Text">14 Epoch val Loss: 0.0576 Acc: 0.3548</text:p>
      <text:p text:style-name="Preformatted_20_Text">15 Epoch train Loss: 0.0571 Acc: 0.3603</text:p>
      <text:p text:style-name="Preformatted_20_Text">15 Epoch val Loss: 0.0582 Acc: 0.3426</text:p>
      <text:p text:style-name="Preformatted_20_Text">16 Epoch train Loss: 0.0571 Acc: 0.3616</text:p>
      <text:p text:style-name="Preformatted_20_Text">16 Epoch val Loss: 0.0590 Acc: 0.3356</text:p>
      <text:p text:style-name="Preformatted_20_Text">17 Epoch train Loss: 0.0566 Acc: 0.3698</text:p>
      <text:p text:style-name="Preformatted_20_Text">17 Epoch val Loss: 0.0582 Acc: 0.3440</text:p>
      <text:p text:style-name="Preformatted_20_Text">18 Epoch train Loss: 0.0569 Acc: 0.3652</text:p>
      <text:p text:style-name="Preformatted_20_Text">18 Epoch val Loss: 0.0576 Acc: 0.3513</text:p>
      <text:p text:style-name="Preformatted_20_Text">19 Epoch train Loss: 0.0565 Acc: 0.3693</text:p>
      <text:p text:style-name="Preformatted_20_Text">19 Epoch val Loss: 0.0581 Acc: 0.3469</text:p>
      <text:p text:style-name="Preformatted_20_Text">20 Epoch train Loss: 0.0564 Acc: 0.3653</text:p>
      <text:p text:style-name="Preformatted_20_Text">20 Epoch val Loss: 0.0569 Acc: 0.3662</text:p>
      <text:p text:style-name="Preformatted_20_Text">21 Epoch train Loss: 0.0567 Acc: 0.3651</text:p>
      <text:p text:style-name="Preformatted_20_Text">21 Epoch val Loss: 0.0585 Acc: 0.3373</text:p>
      <text:p text:style-name="Preformatted_20_Text">22 Epoch train Loss: 0.0563 Acc: 0.3693</text:p>
      <text:p text:style-name="Preformatted_20_Text">22 Epoch val Loss: 0.0591 Acc: 0.3397</text:p>
      <text:p text:style-name="Preformatted_20_Text">23 Epoch train Loss: 0.0562 Acc: 0.3771</text:p>
      <text:p text:style-name="Preformatted_20_Text">23 Epoch val Loss: 0.0566 Acc: 0.3615</text:p>
      <text:p text:style-name="Preformatted_20_Text">24 Epoch train Loss: 0.0563 Acc: 0.3732</text:p>
      <text:p text:style-name="Preformatted_20_Text">24 Epoch val Loss: 0.0576 Acc: 0.3571</text:p>
      <text:p text:style-name="Preformatted_20_Text">25 Epoch train Loss: 0.0560 Acc: 0.3802</text:p>
      <text:p text:style-name="Preformatted_20_Text">25 Epoch val Loss: 0.0576 Acc: 0.3569</text:p>
      <text:p text:style-name="Preformatted_20_Text">26 Epoch train Loss: 0.0559 Acc: 0.3823</text:p>
      <text:p text:style-name="Preformatted_20_Text">26 Epoch val Loss: 0.0571 Acc: 0.3708</text:p>
      <text:p text:style-name="Preformatted_20_Text">27 Epoch train Loss: 0.0558 Acc: 0.3763</text:p>
      <text:p text:style-name="Preformatted_20_Text">27 Epoch val Loss: 0.0588 Acc: 0.3469</text:p>
      <text:p text:style-name="Preformatted_20_Text">28 Epoch train Loss: 0.0555 Acc: 0.3805</text:p>
      <text:p text:style-name="Preformatted_20_Text">28 Epoch val Loss: 0.0579 Acc: 0.3638</text:p>
      <text:p text:style-name="Preformatted_20_Text">29 Epoch train Loss: 0.0557 Acc: 0.3847</text:p>
      <text:p text:style-name="Preformatted_20_Text">29 Epoch val Loss: 0.0576 Acc: 0.3554</text:p>
      <text:p text:style-name="Preformatted_20_Text">30 Epoch train Loss: 0.0560 Acc: 0.3743</text:p>
      <text:p text:style-name="Preformatted_20_Text">30 Epoch val Loss: 0.0571 Acc: 0.3583</text:p>
      <text:p text:style-name="Preformatted_20_Text">31 Epoch train Loss: 0.0556 Acc: 0.3796</text:p>
      <text:p text:style-name="Preformatted_20_Text"><text:soft-page-break/>31 Epoch val Loss: 0.0567 Acc: 0.3741</text:p>
      <text:p text:style-name="Preformatted_20_Text">32 Epoch train Loss: 0.0555 Acc: 0.3853</text:p>
      <text:p text:style-name="Preformatted_20_Text">32 Epoch val Loss: 0.0584 Acc: 0.3452</text:p>
      <text:p text:style-name="Preformatted_20_Text">33 Epoch train Loss: 0.0556 Acc: 0.3881</text:p>
      <text:p text:style-name="Preformatted_20_Text">33 Epoch val Loss: 0.0560 Acc: 0.3810</text:p>
      <text:p text:style-name="Preformatted_20_Text">34 Epoch train Loss: 0.0552 Acc: 0.3861</text:p>
      <text:p text:style-name="Preformatted_20_Text">34 Epoch val Loss: 0.0564 Acc: 0.3697</text:p>
      <text:p text:style-name="Preformatted_20_Text">35 Epoch train Loss: 0.0552 Acc: 0.3845</text:p>
      <text:p text:style-name="Preformatted_20_Text">35 Epoch val Loss: 0.0568 Acc: 0.3580</text:p>
      <text:p text:style-name="Preformatted_20_Text">36 Epoch train Loss: 0.0553 Acc: 0.3914</text:p>
      <text:p text:style-name="Preformatted_20_Text">36 Epoch val Loss: 0.0579 Acc: 0.3563</text:p>
      <text:p text:style-name="Preformatted_20_Text">37 Epoch train Loss: 0.0554 Acc: 0.3860</text:p>
      <text:p text:style-name="Preformatted_20_Text">37 Epoch val Loss: 0.0566 Acc: 0.3697</text:p>
      <text:p text:style-name="Preformatted_20_Text">38 Epoch train Loss: 0.0551 Acc: 0.3894</text:p>
      <text:p text:style-name="Preformatted_20_Text">38 Epoch val Loss: 0.0570 Acc: 0.3676</text:p>
      <text:p text:style-name="Preformatted_20_Text">39 Epoch train Loss: 0.0555 Acc: 0.3863</text:p>
      <text:p text:style-name="Preformatted_20_Text">39 Epoch val Loss: 0.0565 Acc: 0.3673</text:p>
      <text:p text:style-name="Preformatted_20_Text">40 Epoch train Loss: 0.0552 Acc: 0.3908</text:p>
      <text:p text:style-name="Preformatted_20_Text">40 Epoch val Loss: 0.0565 Acc: 0.3633</text:p>
      <text:p text:style-name="Preformatted_20_Text">41 Epoch train Loss: 0.0552 Acc: 0.3875</text:p>
      <text:p text:style-name="Preformatted_20_Text">41 Epoch val Loss: 0.0558 Acc: 0.3816</text:p>
      <text:p text:style-name="Preformatted_20_Text">42 Epoch train Loss: 0.0546 Acc: 0.3959</text:p>
      <text:p text:style-name="Preformatted_20_Text">42 Epoch val Loss: 0.0552 Acc: 0.3939</text:p>
      <text:p text:style-name="Preformatted_20_Text">43 Epoch train Loss: 0.0549 Acc: 0.3926</text:p>
      <text:p text:style-name="Preformatted_20_Text">43 Epoch val Loss: 0.0578 Acc: 0.3539</text:p>
      <text:p text:style-name="Preformatted_20_Text">44 Epoch train Loss: 0.0546 Acc: 0.3949</text:p>
      <text:p text:style-name="Preformatted_20_Text">44 Epoch val Loss: 0.0574 Acc: 0.3720</text:p>
      <text:p text:style-name="Preformatted_20_Text">45 Epoch train Loss: 0.0546 Acc: 0.3953</text:p>
      <text:p text:style-name="Preformatted_20_Text">45 Epoch val Loss: 0.0574 Acc: 0.3504</text:p>
      <text:p text:style-name="Preformatted_20_Text">46 Epoch train Loss: 0.0544 Acc: 0.4010</text:p>
      <text:p text:style-name="Preformatted_20_Text">46 Epoch val Loss: 0.0563 Acc: 0.3743</text:p>
      <text:p text:style-name="Preformatted_20_Text">47 Epoch train Loss: 0.0541 Acc: 0.4004</text:p>
      <text:p text:style-name="Preformatted_20_Text">47 Epoch val Loss: 0.0560 Acc: 0.3706</text:p>
      <text:p text:style-name="Preformatted_20_Text">48 Epoch train Loss: 0.0542 Acc: 0.4050</text:p>
      <text:p text:style-name="Preformatted_20_Text">48 Epoch val Loss: 0.0567 Acc: 0.3691</text:p>
      <text:p text:style-name="Preformatted_20_Text">49 Epoch train Loss: 0.0543 Acc: 0.4045</text:p>
      <text:p text:style-name="Preformatted_20_Text">49 Epoch val Loss: 0.0565 Acc: 0.3603</text:p>
      <text:p text:style-name="Preformatted_20_Text">50 Epoch train Loss: 0.0539 Acc: 0.4075</text:p>
      <text:p text:style-name="Preformatted_20_Text">50 Epoch val Loss: 0.0572 Acc: 0.3708</text:p>
      <text:p text:style-name="Preformatted_20_Text">51 Epoch train Loss: 0.0537 Acc: 0.4047</text:p>
      <text:p text:style-name="Preformatted_20_Text">51 Epoch val Loss: 0.0557 Acc: 0.3741</text:p>
      <text:p text:style-name="Preformatted_20_Text">52 Epoch train Loss: 0.0533 Acc: 0.4107</text:p>
      <text:p text:style-name="Preformatted_20_Text">52 Epoch val Loss: 0.0554 Acc: 0.3872</text:p>
      <text:p text:style-name="Preformatted_20_Text">53 Epoch train Loss: 0.0532 Acc: 0.4130</text:p>
      <text:p text:style-name="Preformatted_20_Text">53 Epoch val Loss: 0.0549 Acc: 0.3889</text:p>
      <text:p text:style-name="Preformatted_20_Text">54 Epoch train Loss: 0.0530 Acc: 0.4164</text:p>
      <text:p text:style-name="Preformatted_20_Text">54 Epoch val Loss: 0.0555 Acc: 0.3863</text:p>
      <text:p text:style-name="Preformatted_20_Text">55 Epoch train Loss: 0.0530 Acc: 0.4160</text:p>
      <text:p text:style-name="Preformatted_20_Text">55 Epoch val Loss: 0.0548 Acc: 0.3793</text:p>
      <text:p text:style-name="Preformatted_20_Text">56 Epoch train Loss: 0.0531 Acc: 0.4130</text:p>
      <text:p text:style-name="Preformatted_20_Text">56 Epoch val Loss: 0.0551 Acc: 0.3883</text:p>
      <text:p text:style-name="Preformatted_20_Text">57 Epoch train Loss: 0.0526 Acc: 0.4161</text:p>
      <text:p text:style-name="Preformatted_20_Text">57 Epoch val Loss: 0.0541 Acc: 0.3959</text:p>
      <text:p text:style-name="Preformatted_20_Text">58 Epoch train Loss: 0.0525 Acc: 0.4211</text:p>
      <text:p text:style-name="Preformatted_20_Text">58 Epoch val Loss: 0.0544 Acc: 0.3956</text:p>
      <text:p text:style-name="Preformatted_20_Text">59 Epoch train Loss: 0.0524 Acc: 0.4242</text:p>
      <text:p text:style-name="Preformatted_20_Text">59 Epoch val Loss: 0.0549 Acc: 0.3746</text:p>
      <text:p text:style-name="Preformatted_20_Text">60 Epoch train Loss: 0.0523 Acc: 0.4199</text:p>
      <text:p text:style-name="Preformatted_20_Text">60 Epoch val Loss: 0.0536 Acc: 0.4003</text:p>
      <text:p text:style-name="Preformatted_20_Text">61 Epoch train Loss: 0.0523 Acc: 0.4258</text:p>
      <text:p text:style-name="Preformatted_20_Text">61 Epoch val Loss: 0.0552 Acc: 0.3828</text:p>
      <text:p text:style-name="Preformatted_20_Text">62 Epoch train Loss: 0.0521 Acc: 0.4234</text:p>
      <text:p text:style-name="Preformatted_20_Text">62 Epoch val Loss: 0.0534 Acc: 0.4047</text:p>
      <text:p text:style-name="Preformatted_20_Text">63 Epoch train Loss: 0.0522 Acc: 0.4267</text:p>
      <text:p text:style-name="Preformatted_20_Text"><text:soft-page-break/>63 Epoch val Loss: 0.0544 Acc: 0.4050</text:p>
      <text:p text:style-name="Preformatted_20_Text">64 Epoch train Loss: 0.0521 Acc: 0.4247</text:p>
      <text:p text:style-name="Preformatted_20_Text">64 Epoch val Loss: 0.0536 Acc: 0.4009</text:p>
      <text:p text:style-name="Preformatted_20_Text">65 Epoch train Loss: 0.0518 Acc: 0.4298</text:p>
      <text:p text:style-name="Preformatted_20_Text">65 Epoch val Loss: 0.0554 Acc: 0.3942</text:p>
      <text:p text:style-name="Preformatted_20_Text">66 Epoch train Loss: 0.0519 Acc: 0.4309</text:p>
      <text:p text:style-name="Preformatted_20_Text">66 Epoch val Loss: 0.0549 Acc: 0.3942</text:p>
      <text:p text:style-name="Preformatted_20_Text">67 Epoch train Loss: 0.0518 Acc: 0.4327</text:p>
      <text:p text:style-name="Preformatted_20_Text">67 Epoch val Loss: 0.0541 Acc: 0.4090</text:p>
      <text:p text:style-name="Preformatted_20_Text">68 Epoch train Loss: 0.0518 Acc: 0.4289</text:p>
      <text:p text:style-name="Preformatted_20_Text">68 Epoch val Loss: 0.0535 Acc: 0.4012</text:p>
      <text:p text:style-name="Preformatted_20_Text">69 Epoch train Loss: 0.0518 Acc: 0.4323</text:p>
      <text:p text:style-name="Preformatted_20_Text">69 Epoch val Loss: 0.0543 Acc: 0.4029</text:p>
      <text:p text:style-name="Preformatted_20_Text">70 Epoch train Loss: 0.0514 Acc: 0.4356</text:p>
      <text:p text:style-name="Preformatted_20_Text">70 Epoch val Loss: 0.0537 Acc: 0.4029</text:p>
      <text:p text:style-name="Preformatted_20_Text">71 Epoch train Loss: 0.0517 Acc: 0.4261</text:p>
      <text:p text:style-name="Preformatted_20_Text">71 Epoch val Loss: 0.0563 Acc: 0.3729</text:p>
      <text:p text:style-name="Preformatted_20_Text">72 Epoch train Loss: 0.0519 Acc: 0.4290</text:p>
      <text:p text:style-name="Preformatted_20_Text">72 Epoch val Loss: 0.0549 Acc: 0.3711</text:p>
      <text:p text:style-name="Preformatted_20_Text">73 Epoch train Loss: 0.0518 Acc: 0.4295</text:p>
      <text:p text:style-name="P1">73 Epoch val Loss: 0.0541 Acc: 0.3770</text:p>
      <text:p text:style-name="P3">w0.01</text:p>
      <text:p text:style-name="P2">0 Epoch train Loss: 0.0691 Acc: 0.2117</text:p>
      <text:p text:style-name="Preformatted_20_Text">0 Epoch val Loss: 0.0655 Acc: 0.2606</text:p>
      <text:p text:style-name="Preformatted_20_Text">1 Epoch train Loss: 0.0631 Acc: 0.2930</text:p>
      <text:p text:style-name="Preformatted_20_Text">1 Epoch val Loss: 0.0611 Acc: 0.3213</text:p>
      <text:p text:style-name="Preformatted_20_Text">2 Epoch train Loss: 0.0594 Acc: 0.3333</text:p>
      <text:p text:style-name="Preformatted_20_Text">2 Epoch val Loss: 0.0603 Acc: 0.3219</text:p>
      <text:p text:style-name="Preformatted_20_Text">3 Epoch train Loss: 0.0573 Acc: 0.3523</text:p>
      <text:p text:style-name="Preformatted_20_Text">3 Epoch val Loss: 0.0565 Acc: 0.3650</text:p>
      <text:p text:style-name="Preformatted_20_Text">4 Epoch train Loss: 0.0550 Acc: 0.3874</text:p>
      <text:p text:style-name="Preformatted_20_Text">4 Epoch val Loss: 0.0565 Acc: 0.3755</text:p>
      <text:p text:style-name="Preformatted_20_Text">5 Epoch train Loss: 0.0536 Acc: 0.4014</text:p>
      <text:p text:style-name="Preformatted_20_Text">5 Epoch val Loss: 0.0558 Acc: 0.3758</text:p>
      <text:p text:style-name="Preformatted_20_Text">6 Epoch train Loss: 0.0519 Acc: 0.4211</text:p>
      <text:p text:style-name="Preformatted_20_Text">6 Epoch val Loss: 0.0558 Acc: 0.3787</text:p>
      <text:p text:style-name="Preformatted_20_Text">7 Epoch train Loss: 0.0505 Acc: 0.4354</text:p>
      <text:p text:style-name="Preformatted_20_Text">7 Epoch val Loss: 0.0520 Acc: 0.4163</text:p>
      <text:p text:style-name="Preformatted_20_Text">8 Epoch train Loss: 0.0484 Acc: 0.4594</text:p>
      <text:p text:style-name="Preformatted_20_Text">8 Epoch val Loss: 0.0525 Acc: 0.4224</text:p>
      <text:p text:style-name="Preformatted_20_Text">9 Epoch train Loss: 0.0474 Acc: 0.4776</text:p>
      <text:p text:style-name="Preformatted_20_Text">9 Epoch val Loss: 0.0539 Acc: 0.4003</text:p>
      <text:p text:style-name="Preformatted_20_Text">10 Epoch train Loss: 0.0459 Acc: 0.4914</text:p>
      <text:p text:style-name="Preformatted_20_Text">10 Epoch val Loss: 0.0525 Acc: 0.4251</text:p>
      <text:p text:style-name="Preformatted_20_Text">11 Epoch train Loss: 0.0444 Acc: 0.5108</text:p>
      <text:p text:style-name="Preformatted_20_Text">11 Epoch val Loss: 0.0518 Acc: 0.4385</text:p>
      <text:p text:style-name="Preformatted_20_Text">12 Epoch train Loss: 0.0431 Acc: 0.5217</text:p>
      <text:p text:style-name="Preformatted_20_Text">12 Epoch val Loss: 0.0543 Acc: 0.4303</text:p>
      <text:p text:style-name="Preformatted_20_Text">13 Epoch train Loss: 0.0427 Acc: 0.5312</text:p>
      <text:p text:style-name="Preformatted_20_Text">13 Epoch val Loss: 0.0521 Acc: 0.4399</text:p>
      <text:p text:style-name="Preformatted_20_Text">14 Epoch train Loss: 0.0408 Acc: 0.5570</text:p>
      <text:p text:style-name="Preformatted_20_Text">14 Epoch val Loss: 0.0524 Acc: 0.4192</text:p>
      <text:p text:style-name="Preformatted_20_Text">15 Epoch train Loss: 0.0396 Acc: 0.5726</text:p>
      <text:p text:style-name="Preformatted_20_Text">15 Epoch val Loss: 0.0545 Acc: 0.4227</text:p>
      <text:p text:style-name="Preformatted_20_Text">16 Epoch train Loss: 0.0384 Acc: 0.5827</text:p>
      <text:p text:style-name="Preformatted_20_Text">16 Epoch val Loss: 0.0514 Acc: 0.4571</text:p>
      <text:p text:style-name="Preformatted_20_Text">17 Epoch train Loss: 0.0371 Acc: 0.6018</text:p>
      <text:p text:style-name="Preformatted_20_Text">17 Epoch val Loss: 0.0518 Acc: 0.4434</text:p>
      <text:p text:style-name="Preformatted_20_Text">18 Epoch train Loss: 0.0362 Acc: 0.6106</text:p>
      <text:p text:style-name="Preformatted_20_Text">18 Epoch val Loss: 0.0557 Acc: 0.4265</text:p>
      <text:p text:style-name="Preformatted_20_Text">19 Epoch train Loss: 0.0351 Acc: 0.6245</text:p>
      <text:p text:style-name="Preformatted_20_Text">19 Epoch val Loss: 0.0536 Acc: 0.4277</text:p>
      <text:p text:style-name="Preformatted_20_Text"><text:soft-page-break/>20 Epoch train Loss: 0.0338 Acc: 0.6387</text:p>
      <text:p text:style-name="Preformatted_20_Text">20 Epoch val Loss: 0.0566 Acc: 0.4402</text:p>
      <text:p text:style-name="Preformatted_20_Text">21 Epoch train Loss: 0.0329 Acc: 0.6529</text:p>
      <text:p text:style-name="Preformatted_20_Text">21 Epoch val Loss: 0.0547 Acc: 0.4478</text:p>
      <text:p text:style-name="Preformatted_20_Text">22 Epoch train Loss: 0.0317 Acc: 0.6600</text:p>
      <text:p text:style-name="Preformatted_20_Text">22 Epoch val Loss: 0.0550 Acc: 0.4385</text:p>
      <text:p text:style-name="Preformatted_20_Text">23 Epoch train Loss: 0.0312 Acc: 0.6683</text:p>
      <text:p text:style-name="Preformatted_20_Text">23 Epoch val Loss: 0.0559 Acc: 0.4347</text:p>
      <text:p text:style-name="Preformatted_20_Text">24 Epoch train Loss: 0.0298 Acc: 0.6902</text:p>
      <text:p text:style-name="Preformatted_20_Text">24 Epoch val Loss: 0.0537 Acc: 0.4531</text:p>
      <text:p text:style-name="Preformatted_20_Text">25 Epoch train Loss: 0.0294 Acc: 0.6958</text:p>
      <text:p text:style-name="Preformatted_20_Text">25 Epoch val Loss: 0.0561 Acc: 0.4370</text:p>
      <text:p text:style-name="Preformatted_20_Text">26 Epoch train Loss: 0.0285 Acc: 0.7002</text:p>
      <text:p text:style-name="Preformatted_20_Text">26 Epoch val Loss: 0.0574 Acc: 0.4376</text:p>
      <text:p text:style-name="Preformatted_20_Text">27 Epoch train Loss: 0.0271 Acc: 0.7174</text:p>
      <text:p text:style-name="Preformatted_20_Text">27 Epoch val Loss: 0.0580 Acc: 0.4315</text:p>
      <text:p text:style-name="Preformatted_20_Text">28 Epoch train Loss: 0.0263 Acc: 0.7277</text:p>
      <text:p text:style-name="Preformatted_20_Text">28 Epoch val Loss: 0.0563 Acc: 0.4493</text:p>
      <text:p text:style-name="Preformatted_20_Text">29 Epoch train Loss: 0.0258 Acc: 0.7346</text:p>
      <text:p text:style-name="Preformatted_20_Text">29 Epoch val Loss: 0.0570 Acc: 0.4586</text:p>
      <text:p text:style-name="Preformatted_20_Text">30 Epoch train Loss: 0.0256 Acc: 0.7355</text:p>
      <text:p text:style-name="Preformatted_20_Text">30 Epoch val Loss: 0.0567 Acc: 0.4644</text:p>
      <text:p text:style-name="Preformatted_20_Text">31 Epoch train Loss: 0.0248 Acc: 0.7463</text:p>
      <text:p text:style-name="P1">31 Epoch val Loss: 0.0576 Acc: 0.4402</text:p>
      <text:p text:style-name="P6">dropout</text:p>
      <text:p text:style-name="P5">0 Epoch train Loss: 0.0692 Acc: 0.2040</text:p>
      <text:p text:style-name="Preformatted_20_Text">0 Epoch val Loss: 0.0672 Acc: 0.2633</text:p>
      <text:p text:style-name="Preformatted_20_Text">1 Epoch train Loss: 0.0640 Acc: 0.2707</text:p>
      <text:p text:style-name="Preformatted_20_Text">1 Epoch val Loss: 0.0656 Acc: 0.2723</text:p>
      <text:p text:style-name="Preformatted_20_Text">2 Epoch train Loss: 0.0626 Acc: 0.2951</text:p>
      <text:p text:style-name="Preformatted_20_Text">2 Epoch val Loss: 0.0654 Acc: 0.2875</text:p>
      <text:p text:style-name="Preformatted_20_Text">3 Epoch train Loss: 0.0610 Acc: 0.3150</text:p>
      <text:p text:style-name="Preformatted_20_Text">3 Epoch val Loss: 0.0649 Acc: 0.2615</text:p>
      <text:p text:style-name="Preformatted_20_Text">4 Epoch train Loss: 0.0586 Acc: 0.3469</text:p>
      <text:p text:style-name="Preformatted_20_Text">4 Epoch val Loss: 0.0641 Acc: 0.2711</text:p>
      <text:p text:style-name="Preformatted_20_Text">5 Epoch train Loss: 0.0562 Acc: 0.3693</text:p>
      <text:p text:style-name="Preformatted_20_Text">5 Epoch val Loss: 0.0632 Acc: 0.2895</text:p>
      <text:p text:style-name="Preformatted_20_Text">6 Epoch train Loss: 0.0548 Acc: 0.3833</text:p>
      <text:p text:style-name="Preformatted_20_Text">6 Epoch val Loss: 0.0611 Acc: 0.3242</text:p>
      <text:p text:style-name="Preformatted_20_Text">7 Epoch train Loss: 0.0534 Acc: 0.4053</text:p>
      <text:p text:style-name="Preformatted_20_Text">7 Epoch val Loss: 0.0590 Acc: 0.3356</text:p>
      <text:p text:style-name="Preformatted_20_Text">8 Epoch train Loss: 0.0523 Acc: 0.4155</text:p>
      <text:p text:style-name="Preformatted_20_Text">8 Epoch val Loss: 0.0606 Acc: 0.3224</text:p>
      <text:p text:style-name="Preformatted_20_Text">9 Epoch train Loss: 0.0510 Acc: 0.4354</text:p>
      <text:p text:style-name="Preformatted_20_Text">9 Epoch val Loss: 0.0568 Acc: 0.3691</text:p>
      <text:p text:style-name="Preformatted_20_Text">10 Epoch train Loss: 0.0497 Acc: 0.4562</text:p>
      <text:p text:style-name="Preformatted_20_Text">10 Epoch val Loss: 0.0550 Acc: 0.4000</text:p>
      <text:p text:style-name="Preformatted_20_Text">11 Epoch train Loss: 0.0480 Acc: 0.4656</text:p>
      <text:p text:style-name="Preformatted_20_Text">11 Epoch val Loss: 0.0557 Acc: 0.3799</text:p>
      <text:p text:style-name="Preformatted_20_Text">12 Epoch train Loss: 0.0469 Acc: 0.4856</text:p>
      <text:p text:style-name="Preformatted_20_Text">12 Epoch val Loss: 0.0580 Acc: 0.3612</text:p>
      <text:p text:style-name="Preformatted_20_Text">13 Epoch train Loss: 0.0456 Acc: 0.5010</text:p>
      <text:p text:style-name="Preformatted_20_Text">13 Epoch val Loss: 0.0551 Acc: 0.3962</text:p>
      <text:p text:style-name="Preformatted_20_Text">14 Epoch train Loss: 0.0441 Acc: 0.5163</text:p>
      <text:p text:style-name="Preformatted_20_Text">14 Epoch val Loss: 0.0545 Acc: 0.3959</text:p>
      <text:p text:style-name="Preformatted_20_Text">15 Epoch train Loss: 0.0430 Acc: 0.5323</text:p>
      <text:p text:style-name="Preformatted_20_Text">15 Epoch val Loss: 0.0541 Acc: 0.4055</text:p>
      <text:p text:style-name="Preformatted_20_Text">16 Epoch train Loss: 0.0419 Acc: 0.5389</text:p>
      <text:p text:style-name="Preformatted_20_Text">16 Epoch val Loss: 0.0547 Acc: 0.4044</text:p>
      <text:p text:style-name="Preformatted_20_Text">17 Epoch train Loss: 0.0411 Acc: 0.5501</text:p>
      <text:p text:style-name="Preformatted_20_Text">17 Epoch val Loss: 0.0542 Acc: 0.4079</text:p>
      <text:p text:style-name="Preformatted_20_Text">18 Epoch train Loss: 0.0399 Acc: 0.5626</text:p>
      <text:p text:style-name="Preformatted_20_Text"><text:soft-page-break/>18 Epoch val Loss: 0.0527 Acc: 0.4172</text:p>
      <text:p text:style-name="Preformatted_20_Text">19 Epoch train Loss: 0.0389 Acc: 0.5765</text:p>
      <text:p text:style-name="Preformatted_20_Text">19 Epoch val Loss: 0.0537 Acc: 0.4172</text:p>
      <text:p text:style-name="Preformatted_20_Text">20 Epoch train Loss: 0.0379 Acc: 0.5909</text:p>
      <text:p text:style-name="Preformatted_20_Text">20 Epoch val Loss: 0.0569 Acc: 0.3869</text:p>
      <text:p text:style-name="Preformatted_20_Text">21 Epoch train Loss: 0.0371 Acc: 0.5993</text:p>
      <text:p text:style-name="Preformatted_20_Text">21 Epoch val Loss: 0.0542 Acc: 0.4157</text:p>
      <text:p text:style-name="Preformatted_20_Text">22 Epoch train Loss: 0.0361 Acc: 0.6120</text:p>
      <text:p text:style-name="Preformatted_20_Text">22 Epoch val Loss: 0.0552 Acc: 0.4058</text:p>
      <text:p text:style-name="Preformatted_20_Text">23 Epoch train Loss: 0.0355 Acc: 0.6146</text:p>
      <text:p text:style-name="Preformatted_20_Text">23 Epoch val Loss: 0.0551 Acc: 0.3997</text:p>
      <text:p text:style-name="Preformatted_20_Text">24 Epoch train Loss: 0.0345 Acc: 0.6276</text:p>
      <text:p text:style-name="Preformatted_20_Text">24 Epoch val Loss: 0.0559 Acc: 0.4155</text:p>
      <text:p text:style-name="Preformatted_20_Text">25 Epoch train Loss: 0.0337 Acc: 0.6463</text:p>
      <text:p text:style-name="Preformatted_20_Text">25 Epoch val Loss: 0.0562 Acc: 0.4108</text:p>
      <text:p text:style-name="Preformatted_20_Text">26 Epoch train Loss: 0.0330 Acc: 0.6441</text:p>
      <text:p text:style-name="Preformatted_20_Text">26 Epoch val Loss: 0.0560 Acc: 0.4122</text:p>
      <text:p text:style-name="Preformatted_20_Text">27 Epoch train Loss: 0.0319 Acc: 0.6596</text:p>
      <text:p text:style-name="Preformatted_20_Text">27 Epoch val Loss: 0.0563 Acc: 0.4178</text:p>
      <text:p text:style-name="Preformatted_20_Text">28 Epoch train Loss: 0.0309 Acc: 0.6740</text:p>
      <text:p text:style-name="Preformatted_20_Text">28 Epoch val Loss: 0.0552 Acc: 0.4230</text:p>
      <text:p text:style-name="Preformatted_20_Text">29 Epoch train Loss: 0.0305 Acc: 0.6748</text:p>
      <text:p text:style-name="Preformatted_20_Text">29 Epoch val Loss: 0.0546 Acc: 0.4178</text:p>
      <text:p text:style-name="Preformatted_20_Text">30 Epoch train Loss: 0.0298 Acc: 0.6838</text:p>
      <text:p text:style-name="Preformatted_20_Text">30 Epoch val Loss: 0.0556 Acc: 0.4233</text:p>
      <text:p text:style-name="Preformatted_20_Text">31 Epoch train Loss: 0.0297 Acc: 0.6862</text:p>
      <text:p text:style-name="Preformatted_20_Text">31 Epoch val Loss: 0.0570 Acc: 0.4204</text:p>
      <text:p text:style-name="Preformatted_20_Text">32 Epoch train Loss: 0.0291 Acc: 0.6948</text:p>
      <text:p text:style-name="Preformatted_20_Text">32 Epoch val Loss: 0.0571 Acc: 0.4224</text:p>
      <text:p text:style-name="Preformatted_20_Text">33 Epoch train Loss: 0.0277 Acc: 0.7120</text:p>
      <text:p text:style-name="Preformatted_20_Text">33 Epoch val Loss: 0.0565 Acc: 0.4268</text:p>
      <text:p text:style-name="Preformatted_20_Text">34 Epoch train Loss: 0.0271 Acc: 0.7167</text:p>
      <text:p text:style-name="Preformatted_20_Text">34 Epoch val Loss: 0.0560 Acc: 0.4268</text:p>
      <text:p text:style-name="Preformatted_20_Text">35 Epoch train Loss: 0.0265 Acc: 0.7252</text:p>
      <text:p text:style-name="Preformatted_20_Text">35 Epoch val Loss: 0.0571 Acc: 0.4455</text:p>
      <text:p text:style-name="Preformatted_20_Text">36 Epoch train Loss: 0.0261 Acc: 0.7298</text:p>
      <text:p text:style-name="Preformatted_20_Text">36 Epoch val Loss: 0.0582 Acc: 0.4169</text:p>
      <text:p text:style-name="Preformatted_20_Text">37 Epoch train Loss: 0.0254 Acc: 0.7345</text:p>
      <text:p text:style-name="Preformatted_20_Text">37 Epoch val Loss: 0.0581 Acc: 0.4347</text:p>
      <text:p text:style-name="Preformatted_20_Text">38 Epoch train Loss: 0.0252 Acc: 0.7403</text:p>
      <text:p text:style-name="Preformatted_20_Text">38 Epoch val Loss: 0.0589 Acc: 0.4277</text:p>
      <text:p text:style-name="Preformatted_20_Text">39 Epoch train Loss: 0.0244 Acc: 0.7503</text:p>
      <text:p text:style-name="Preformatted_20_Text">39 Epoch val Loss: 0.0598 Acc: 0.4379</text:p>
      <text:p text:style-name="Preformatted_20_Text">40 Epoch train Loss: 0.0246 Acc: 0.7452</text:p>
      <text:p text:style-name="Preformatted_20_Text">40 Epoch val Loss: 0.0600 Acc: 0.4055</text:p>
      <text:p text:style-name="Preformatted_20_Text">41 Epoch train Loss: 0.0241 Acc: 0.7498</text:p>
      <text:p text:style-name="Preformatted_20_Text">41 Epoch val Loss: 0.0605 Acc: 0.4201</text:p>
      <text:p text:style-name="Preformatted_20_Text">42 Epoch train Loss: 0.0237 Acc: 0.7543</text:p>
      <text:p text:style-name="Preformatted_20_Text">42 Epoch val Loss: 0.0594 Acc: 0.4233</text:p>
      <text:p text:style-name="Preformatted_20_Text">43 Epoch train Loss: 0.0229 Acc: 0.7593</text:p>
      <text:p text:style-name="Preformatted_20_Text">43 Epoch val Loss: 0.0606 Acc: 0.4268</text:p>
      <text:p text:style-name="Preformatted_20_Text">44 Epoch train Loss: 0.0224 Acc: 0.7684</text:p>
      <text:p text:style-name="Preformatted_20_Text">44 Epoch val Loss: 0.0586 Acc: 0.4248</text:p>
      <text:p text:style-name="Preformatted_20_Text">45 Epoch train Loss: 0.0219 Acc: 0.7714</text:p>
      <text:p text:style-name="Preformatted_20_Text">45 Epoch val Loss: 0.0618 Acc: 0.4245</text:p>
      <text:p text:style-name="Preformatted_20_Text">46 Epoch train Loss: 0.0220 Acc: 0.7739</text:p>
      <text:p text:style-name="Preformatted_20_Text">46 Epoch val Loss: 0.0598 Acc: 0.4367</text:p>
      <text:p text:style-name="Preformatted_20_Text">47 Epoch train Loss: 0.0217 Acc: 0.7769</text:p>
      <text:p text:style-name="Preformatted_20_Text">47 Epoch val Loss: 0.0641 Acc: 0.4120</text:p>
      <text:p text:style-name="Preformatted_20_Text">48 Epoch train Loss: 0.0216 Acc: 0.7764</text:p>
      <text:p text:style-name="Preformatted_20_Text">48 Epoch val Loss: 0.0617 Acc: 0.4289</text:p>
      <text:p text:style-name="Preformatted_20_Text">49 Epoch train Loss: 0.0211 Acc: 0.7828</text:p>
      <text:p text:style-name="Preformatted_20_Text">49 Epoch val Loss: 0.0613 Acc: 0.4332</text:p>
      <text:p text:style-name="Preformatted_20_Text">50 Epoch train Loss: 0.0209 Acc: 0.7901</text:p>
      <text:p text:style-name="Preformatted_20_Text"><text:soft-page-break/>50 Epoch val Loss: 0.0612 Acc: 0.4146</text:p>
      <text:p text:style-name="Preformatted_20_Text">51 Epoch train Loss: 0.0205 Acc: 0.7914</text:p>
      <text:p text:style-name="Preformatted_20_Text">51 Epoch val Loss: 0.0658 Acc: 0.4280</text:p>
      <text:p text:style-name="Preformatted_20_Text">52 Epoch train Loss: 0.0203 Acc: 0.7918</text:p>
      <text:p text:style-name="Preformatted_20_Text">52 Epoch val Loss: 0.0586 Acc: 0.4394</text:p>
      <text:p text:style-name="Preformatted_20_Text">53 Epoch train Loss: 0.0201 Acc: 0.7953</text:p>
      <text:p text:style-name="Preformatted_20_Text">53 Epoch val Loss: 0.0606 Acc: 0.4373</text:p>
      <text:p text:style-name="Preformatted_20_Text">54 Epoch train Loss: 0.0192 Acc: 0.7983</text:p>
      <text:p text:style-name="Preformatted_20_Text">54 Epoch val Loss: 0.0609 Acc: 0.4431</text:p>
      <text:p text:style-name="Preformatted_20_Text">55 Epoch train Loss: 0.0192 Acc: 0.8067</text:p>
      <text:p text:style-name="Preformatted_20_Text">55 Epoch val Loss: 0.0670 Acc: 0.4122</text:p>
      <text:p text:style-name="Preformatted_20_Text">56 Epoch train Loss: 0.0189 Acc: 0.8090</text:p>
      <text:p text:style-name="Preformatted_20_Text">56 Epoch val Loss: 0.0602 Acc: 0.4446</text:p>
      <text:p text:style-name="Preformatted_20_Text">57 Epoch train Loss: 0.0191 Acc: 0.8044</text:p>
      <text:p text:style-name="Preformatted_20_Text">57 Epoch val Loss: 0.0620 Acc: 0.4426</text:p>
      <text:p text:style-name="Preformatted_20_Text">58 Epoch train Loss: 0.0188 Acc: 0.8072</text:p>
      <text:p text:style-name="Preformatted_20_Text">58 Epoch val Loss: 0.0646 Acc: 0.4003</text:p>
      <text:p text:style-name="Preformatted_20_Text">59 Epoch train Loss: 0.0181 Acc: 0.8119</text:p>
      <text:p text:style-name="Preformatted_20_Text">59 Epoch val Loss: 0.0646 Acc: 0.4367</text:p>
      <text:p text:style-name="Preformatted_20_Text">60 Epoch train Loss: 0.0175 Acc: 0.8205</text:p>
      <text:p text:style-name="Preformatted_20_Text">60 Epoch val Loss: 0.0630 Acc: 0.4542</text:p>
      <text:p text:style-name="Preformatted_20_Text">61 Epoch train Loss: 0.0180 Acc: 0.8168</text:p>
      <text:p text:style-name="Preformatted_20_Text">61 Epoch val Loss: 0.0658 Acc: 0.4236</text:p>
      <text:p text:style-name="Preformatted_20_Text">62 Epoch train Loss: 0.0171 Acc: 0.8252</text:p>
      <text:p text:style-name="Preformatted_20_Text">62 Epoch val Loss: 0.0635 Acc: 0.4204</text:p>
      <text:p text:style-name="Preformatted_20_Text">63 Epoch train Loss: 0.0176 Acc: 0.8164</text:p>
      <text:p text:style-name="Preformatted_20_Text">63 Epoch val Loss: 0.0663 Acc: 0.4216</text:p>
      <text:p text:style-name="Preformatted_20_Text">64 Epoch train Loss: 0.0178 Acc: 0.8170</text:p>
      <text:p text:style-name="Preformatted_20_Text">64 Epoch val Loss: 0.0622 Acc: 0.4440</text:p>
      <text:p text:style-name="Preformatted_20_Text">65 Epoch train Loss: 0.0165 Acc: 0.8290</text:p>
      <text:p text:style-name="Preformatted_20_Text">65 Epoch val Loss: 0.0662 Acc: 0.4274</text:p>
      <text:p text:style-name="Preformatted_20_Text">66 Epoch train Loss: 0.0170 Acc: 0.8254</text:p>
      <text:p text:style-name="Preformatted_20_Text">66 Epoch val Loss: 0.0649 Acc: 0.4379</text:p>
      <text:p text:style-name="Preformatted_20_Text">67 Epoch train Loss: 0.0169 Acc: 0.8283</text:p>
      <text:p text:style-name="Preformatted_20_Text">67 Epoch val Loss: 0.0639 Acc: 0.4303</text:p>
      <text:p text:style-name="Preformatted_20_Text">68 Epoch train Loss: 0.0172 Acc: 0.8219</text:p>
      <text:p text:style-name="Preformatted_20_Text">68 Epoch val Loss: 0.0642 Acc: 0.4397</text:p>
      <text:p text:style-name="Preformatted_20_Text">69 Epoch train Loss: 0.0164 Acc: 0.8331</text:p>
      <text:p text:style-name="Preformatted_20_Text">69 Epoch val Loss: 0.0651 Acc: 0.4306</text:p>
      <text:p text:style-name="Preformatted_20_Text">70 Epoch train Loss: 0.0165 Acc: 0.8313</text:p>
      <text:p text:style-name="Preformatted_20_Text">70 Epoch val Loss: 0.0643 Acc: 0.4213</text:p>
      <text:p text:style-name="Preformatted_20_Text">71 Epoch train Loss: 0.0164 Acc: 0.8315</text:p>
      <text:p text:style-name="Preformatted_20_Text">71 Epoch val Loss: 0.0623 Acc: 0.4379</text:p>
      <text:p text:style-name="Preformatted_20_Text">72 Epoch train Loss: 0.0156 Acc: 0.8410</text:p>
      <text:p text:style-name="Preformatted_20_Text">72 Epoch val Loss: 0.0676 Acc: 0.4335</text:p>
      <text:p text:style-name="Preformatted_20_Text">73 Epoch train Loss: 0.0157 Acc: 0.8350</text:p>
      <text:p text:style-name="Preformatted_20_Text">73 Epoch val Loss: 0.0671 Acc: 0.4131</text:p>
      <text:p text:style-name="Preformatted_20_Text">74 Epoch train Loss: 0.0157 Acc: 0.8386</text:p>
      <text:p text:style-name="Preformatted_20_Text">74 Epoch val Loss: 0.0646 Acc: 0.4402</text:p>
      <text:p text:style-name="Preformatted_20_Text">75 Epoch train Loss: 0.0157 Acc: 0.8404</text:p>
      <text:p text:style-name="Preformatted_20_Text">75 Epoch val Loss: 0.0684 Acc: 0.4169</text:p>
      <text:p text:style-name="Preformatted_20_Text">76 Epoch train Loss: 0.0146 Acc: 0.8460</text:p>
      <text:p text:style-name="Preformatted_20_Text">76 Epoch val Loss: 0.0629 Acc: 0.4394</text:p>
      <text:p text:style-name="Preformatted_20_Text">77 Epoch train Loss: 0.0148 Acc: 0.8445</text:p>
      <text:p text:style-name="Preformatted_20_Text">77 Epoch val Loss: 0.0686 Acc: 0.4359</text:p>
      <text:p text:style-name="Preformatted_20_Text">78 Epoch train Loss: 0.0149 Acc: 0.8439</text:p>
      <text:p text:style-name="Preformatted_20_Text">78 Epoch val Loss: 0.0673 Acc: 0.4321</text:p>
      <text:p text:style-name="Preformatted_20_Text">79 Epoch train Loss: 0.0148 Acc: 0.8471</text:p>
      <text:p text:style-name="Preformatted_20_Text">79 Epoch val Loss: 0.0688 Acc: 0.4236</text:p>
      <text:p text:style-name="Preformatted_20_Text">80 Epoch train Loss: 0.0147 Acc: 0.8473</text:p>
      <text:p text:style-name="Preformatted_20_Text">80 Epoch val Loss: 0.0681 Acc: 0.4242</text:p>
      <text:p text:style-name="Preformatted_20_Text">81 Epoch train Loss: 0.0145 Acc: 0.8483</text:p>
      <text:p text:style-name="Preformatted_20_Text">81 Epoch val Loss: 0.0677 Acc: 0.4155</text:p>
      <text:p text:style-name="Preformatted_20_Text">82 Epoch train Loss: 0.0140 Acc: 0.8565</text:p>
      <text:p text:style-name="Preformatted_20_Text"><text:soft-page-break/>82 Epoch val Loss: 0.0641 Acc: 0.4245</text:p>
      <text:p text:style-name="Preformatted_20_Text">83 Epoch train Loss: 0.0146 Acc: 0.8486</text:p>
      <text:p text:style-name="Preformatted_20_Text">83 Epoch val Loss: 0.0722 Acc: 0.4114</text:p>
      <text:p text:style-name="Preformatted_20_Text">84 Epoch train Loss: 0.0145 Acc: 0.8520</text:p>
      <text:p text:style-name="Preformatted_20_Text">84 Epoch val Loss: 0.0685 Acc: 0.4187</text:p>
      <text:p text:style-name="Preformatted_20_Text">85 Epoch train Loss: 0.0142 Acc: 0.8518</text:p>
      <text:p text:style-name="Preformatted_20_Text">85 Epoch val Loss: 0.0678 Acc: 0.4239</text:p>
      <text:p text:style-name="Preformatted_20_Text">86 Epoch train Loss: 0.0135 Acc: 0.8592</text:p>
      <text:p text:style-name="Preformatted_20_Text">86 Epoch val Loss: 0.0738 Acc: 0.4169</text:p>
      <text:p text:style-name="Preformatted_20_Text">87 Epoch train Loss: 0.0135 Acc: 0.8595</text:p>
      <text:p text:style-name="Preformatted_20_Text">87 Epoch val Loss: 0.0701 Acc: 0.4312</text:p>
      <text:p text:style-name="Preformatted_20_Text">88 Epoch train Loss: 0.0140 Acc: 0.8560</text:p>
      <text:p text:style-name="Preformatted_20_Text">88 Epoch val Loss: 0.0727 Acc: 0.4134</text:p>
      <text:p text:style-name="Preformatted_20_Text">89 Epoch train Loss: 0.0136 Acc: 0.8647</text:p>
      <text:p text:style-name="Preformatted_20_Text">89 Epoch val Loss: 0.0729 Acc: 0.4224</text:p>
      <text:p text:style-name="Preformatted_20_Text">90 Epoch train Loss: 0.0130 Acc: 0.8615</text:p>
      <text:p text:style-name="Preformatted_20_Text">90 Epoch val Loss: 0.0708 Acc: 0.4271</text:p>
      <text:p text:style-name="Preformatted_20_Text">91 Epoch train Loss: 0.0130 Acc: 0.8708</text:p>
      <text:p text:style-name="Preformatted_20_Text">91 Epoch val Loss: 0.0756 Acc: 0.4195</text:p>
      <text:p text:style-name="Preformatted_20_Text">92 Epoch train Loss: 0.0132 Acc: 0.8666</text:p>
      <text:p text:style-name="Preformatted_20_Text">92 Epoch val Loss: 0.0742 Acc: 0.4216</text:p>
      <text:p text:style-name="Preformatted_20_Text">93 Epoch train Loss: 0.0129 Acc: 0.8697</text:p>
      <text:p text:style-name="Preformatted_20_Text">93 Epoch val Loss: 0.0699 Acc: 0.4271</text:p>
      <text:p text:style-name="Preformatted_20_Text">94 Epoch train Loss: 0.0128 Acc: 0.8661</text:p>
      <text:p text:style-name="Preformatted_20_Text">94 Epoch val Loss: 0.0696 Acc: 0.4289</text:p>
      <text:p text:style-name="Preformatted_20_Text">95 Epoch train Loss: 0.0127 Acc: 0.8709</text:p>
      <text:p text:style-name="Preformatted_20_Text">95 Epoch val Loss: 0.0693 Acc: 0.4353</text:p>
      <text:p text:style-name="Preformatted_20_Text">96 Epoch train Loss: 0.0126 Acc: 0.8745</text:p>
      <text:p text:style-name="Preformatted_20_Text">96 Epoch val Loss: 0.0771 Acc: 0.4254</text:p>
      <text:p text:style-name="Preformatted_20_Text">97 Epoch train Loss: 0.0129 Acc: 0.8664</text:p>
      <text:p text:style-name="Preformatted_20_Text">97 Epoch val Loss: 0.0687 Acc: 0.4318</text:p>
      <text:p text:style-name="Preformatted_20_Text">98 Epoch train Loss: 0.0119 Acc: 0.8779</text:p>
      <text:p text:style-name="Preformatted_20_Text">98 Epoch val Loss: 0.0702 Acc: 0.4327</text:p>
      <text:p text:style-name="Preformatted_20_Text">99 Epoch train Loss: 0.0124 Acc: 0.8760</text:p>
      <text:p text:style-name="Preformatted_20_Text">99 Epoch val Loss: 0.0721 Acc: 0.4332</text:p>
      <text:p text:style-name="P1">Finished Training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9T23:47:08.807687259</meta:creation-date>
    <dc:date>2018-09-30T17:09:01.404660072</dc:date>
    <meta:editing-duration>PT17M25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7" meta:paragraph-count="416" meta:word-count="2889" meta:character-count="15629" meta:non-whitespace-character-count="13156"/>
  </office:meta>
</office:document-meta>
</file>